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aa70" officeooo:paragraph-rsid="000faa70"/>
    </style:style>
    <style:style style:name="P2" style:family="paragraph" style:parent-style-name="Standard">
      <style:text-properties style:text-underline-style="solid" style:text-underline-width="auto" style:text-underline-color="font-color" officeooo:rsid="000faa70" officeooo:paragraph-rsid="000faa70"/>
    </style:style>
    <style:style style:name="P3" style:family="paragraph" style:parent-style-name="Standard">
      <style:text-properties style:text-underline-style="none" officeooo:rsid="000faa70" officeooo:paragraph-rsid="000faa70"/>
    </style:style>
    <style:style style:name="P4" style:family="paragraph" style:parent-style-name="Standard">
      <style:text-properties style:text-underline-style="none" officeooo:rsid="000faa70" officeooo:paragraph-rsid="00119148"/>
    </style:style>
    <style:style style:name="P5" style:family="paragraph" style:parent-style-name="Standard">
      <style:text-properties style:text-underline-style="none" officeooo:rsid="000faa70" officeooo:paragraph-rsid="001368a5"/>
    </style:style>
    <style:style style:name="P6" style:family="paragraph" style:parent-style-name="Standard">
      <style:text-properties style:text-underline-style="none" officeooo:rsid="00119148" officeooo:paragraph-rsid="00119148"/>
    </style:style>
    <style:style style:name="P7" style:family="paragraph" style:parent-style-name="Standard">
      <style:text-properties style:text-underline-style="none" officeooo:rsid="001368a5" officeooo:paragraph-rsid="001368a5"/>
    </style:style>
    <style:style style:name="P8" style:family="paragraph" style:parent-style-name="Standard">
      <style:text-properties style:text-underline-style="none" officeooo:rsid="00147010" officeooo:paragraph-rsid="00147010"/>
    </style:style>
    <style:style style:name="P9" style:family="paragraph" style:parent-style-name="Standard">
      <style:text-properties style:text-underline-style="none" officeooo:rsid="00147010" officeooo:paragraph-rsid="00193a77"/>
    </style:style>
    <style:style style:name="P10" style:family="paragraph" style:parent-style-name="Standard">
      <style:text-properties style:text-underline-style="none" officeooo:rsid="0015bf3b" officeooo:paragraph-rsid="0015bf3b"/>
    </style:style>
    <style:style style:name="P11" style:family="paragraph" style:parent-style-name="Standard">
      <style:text-properties style:text-underline-style="none" officeooo:rsid="00161ebb" officeooo:paragraph-rsid="00161ebb"/>
    </style:style>
    <style:style style:name="P12" style:family="paragraph" style:parent-style-name="Standard">
      <style:text-properties style:text-underline-style="none" officeooo:rsid="00161ebb" officeooo:paragraph-rsid="0020177f"/>
    </style:style>
    <style:style style:name="P13" style:family="paragraph" style:parent-style-name="Standard">
      <style:text-properties style:text-underline-style="none" officeooo:rsid="00161ebb" officeooo:paragraph-rsid="00232725"/>
    </style:style>
    <style:style style:name="P14" style:family="paragraph" style:parent-style-name="Standard">
      <style:text-properties style:text-underline-style="none" officeooo:rsid="00193a77" officeooo:paragraph-rsid="00193a77"/>
    </style:style>
    <style:style style:name="P15" style:family="paragraph" style:parent-style-name="Standard">
      <style:text-properties style:text-underline-style="none" officeooo:rsid="001e8bfd" officeooo:paragraph-rsid="001e8bfd"/>
    </style:style>
    <style:style style:name="P16" style:family="paragraph" style:parent-style-name="Standard">
      <style:text-properties style:text-underline-style="none" officeooo:rsid="00147010" officeooo:paragraph-rsid="00147010" fo:background-color="#ffff99"/>
    </style:style>
    <style:style style:name="P17" style:family="paragraph" style:parent-style-name="Standard">
      <style:text-properties style:text-underline-style="none" officeooo:rsid="00193a77" officeooo:paragraph-rsid="00193a77" fo:background-color="#ffff99"/>
    </style:style>
    <style:style style:name="P18" style:family="paragraph" style:parent-style-name="Standard">
      <style:text-properties style:text-underline-style="none" officeooo:rsid="0023c972" officeooo:paragraph-rsid="0023c972" fo:background-color="#ffff99"/>
    </style:style>
    <style:style style:name="P19" style:family="paragraph" style:parent-style-name="Standard">
      <style:text-properties style:text-underline-style="none" officeooo:rsid="0023c972" officeooo:paragraph-rsid="0023c972" fo:background-color="#ffffff"/>
    </style:style>
    <style:style style:name="P20" style:family="paragraph" style:parent-style-name="Standard">
      <style:text-properties style:text-underline-style="none" officeooo:rsid="0023c972" officeooo:paragraph-rsid="00265807" fo:background-color="#ffffff"/>
    </style:style>
    <style:style style:name="P21" style:family="paragraph" style:parent-style-name="Standard">
      <style:text-properties style:text-underline-style="none" officeooo:rsid="002487e0" officeooo:paragraph-rsid="0023c972" fo:background-color="#ffffff"/>
    </style:style>
    <style:style style:name="P22" style:family="paragraph" style:parent-style-name="Standard">
      <style:text-properties style:text-underline-style="none" officeooo:rsid="002487e0" officeooo:paragraph-rsid="00265807" fo:background-color="#ffffff"/>
    </style:style>
    <style:style style:name="P23" style:family="paragraph" style:parent-style-name="Standard">
      <style:text-properties style:text-underline-style="none" officeooo:rsid="00193a77" officeooo:paragraph-rsid="00147010" fo:background-color="#ffff66"/>
    </style:style>
    <style:style style:name="P24" style:family="paragraph" style:parent-style-name="Standard">
      <style:text-properties officeooo:rsid="0020ce69" officeooo:paragraph-rsid="00232725"/>
    </style:style>
    <style:style style:name="P25" style:family="paragraph" style:parent-style-name="Standard">
      <style:text-properties officeooo:rsid="001d16f2" officeooo:paragraph-rsid="00232725" fo:background-color="#ffff99"/>
    </style:style>
    <style:style style:name="P26" style:family="paragraph" style:parent-style-name="Standard">
      <style:text-properties officeooo:rsid="00232725" officeooo:paragraph-rsid="00232725" fo:background-color="#ffff99"/>
    </style:style>
    <style:style style:name="P27" style:family="paragraph" style:parent-style-name="Standard">
      <style:text-properties style:font-name="Liberation Serif" style:text-underline-style="none" officeooo:rsid="0023c972" officeooo:paragraph-rsid="0023c972" fo:background-color="#ffffff"/>
    </style:style>
    <style:style style:name="P28" style:family="paragraph" style:parent-style-name="Standard">
      <style:text-properties style:font-name="Liberation Serif" officeooo:rsid="001c4052" officeooo:paragraph-rsid="0023c972"/>
    </style:style>
    <style:style style:name="P29" style:family="paragraph" style:parent-style-name="Standard">
      <style:text-properties officeooo:rsid="00274770" officeooo:paragraph-rsid="00274770"/>
    </style:style>
    <style:style style:name="P30" style:family="paragraph" style:parent-style-name="Standard">
      <style:text-properties officeooo:rsid="0027cf60" officeooo:paragraph-rsid="0027cf60"/>
    </style:style>
    <style:style style:name="P31" style:family="paragraph" style:parent-style-name="Standard">
      <style:text-properties fo:font-size="14pt" style:text-underline-style="none" fo:font-weight="normal" officeooo:rsid="000faa70" officeooo:paragraph-rsid="00274770" style:font-size-asian="14pt" style:font-weight-asian="normal" style:font-size-complex="14pt"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2pt" officeooo:paragraph-rsid="0023c972" style:font-name-asian="Courier" style:font-size-asian="12pt" style:font-name-complex="Courier" style:font-size-complex="12pt"/>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2pt" style:text-underline-style="none" officeooo:rsid="0023c972" officeooo:paragraph-rsid="0023c972" fo:background-color="#ffffff" style:font-name-asian="Courier" style:font-size-asian="12pt" style:font-name-complex="Courier" style:font-size-complex="12pt"/>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ffffff">
        <style:background-image/>
      </style:paragraph-properties>
      <style:text-properties fo:color="#000000" style:font-name="Liberation Serif" fo:font-size="12pt" officeooo:paragraph-rsid="0023c972" fo:background-color="#ffffff" style:font-name-asian="Courier" style:font-size-asian="12pt" style:font-name-complex="Courier" style:font-size-complex="12pt"/>
    </style:style>
    <style:style style:name="P35" style:family="paragraph" style:parent-style-name="Standard">
      <style:paragraph-properties fo:background-color="#ffffff">
        <style:background-image/>
      </style:paragraph-properties>
      <style:text-properties style:text-underline-style="none" officeooo:rsid="0023c972" officeooo:paragraph-rsid="0023c972" fo:background-color="#ffffff"/>
    </style:style>
    <style:style style:name="P36" style:family="paragraph" style:parent-style-name="Preformatted_20_Text">
      <style:text-properties style:font-name="Liberation Serif" officeooo:rsid="001c4052" officeooo:paragraph-rsid="0023c972"/>
    </style:style>
    <style:style style:name="P37" style:family="paragraph" style:parent-style-name="Preformatted_20_Text">
      <style:text-properties style:font-name="Liberation Serif" fo:font-size="12pt" officeooo:rsid="001c4052" officeooo:paragraph-rsid="0023c972" style:font-size-asian="12pt" style:font-size-complex="12pt"/>
    </style:style>
    <style:style style:name="P38" style:family="paragraph" style:parent-style-name="Preformatted_20_Text">
      <style:text-properties style:font-name="Liberation Serif" fo:font-size="12pt" officeooo:rsid="002994fe" officeooo:paragraph-rsid="002994fe" fo:background-color="#ffff00" style:font-size-asian="12pt" style:font-size-complex="12pt"/>
    </style:style>
    <style:style style:name="P39" style:family="paragraph" style:parent-style-name="Preformatted_20_Text">
      <style:text-properties style:font-name="Liberation Serif" fo:font-size="12pt" officeooo:rsid="002994fe" officeooo:paragraph-rsid="002994fe" fo:background-color="#ffffff" style:font-size-asian="12pt" style:font-size-complex="12pt"/>
    </style:style>
    <style:style style:name="P40" style:family="paragraph" style:parent-style-name="Standard">
      <style:paragraph-properties fo:text-align="center" style:justify-single-word="false"/>
    </style:style>
    <style:style style:name="P41" style:family="paragraph" style:parent-style-name="Standard">
      <style:text-properties officeooo:rsid="0027cf60" officeooo:paragraph-rsid="0027cf60"/>
    </style:style>
    <style:style style:name="P42" style:family="paragraph" style:parent-style-name="Standard">
      <style:text-properties fo:font-weight="bold" officeooo:rsid="002ab6ac" officeooo:paragraph-rsid="002ab6ac" style:font-weight-asian="bold" style:font-weight-complex="bold"/>
    </style:style>
    <style:style style:name="P43" style:family="paragraph" style:parent-style-name="Standard">
      <style:text-properties fo:font-weight="normal" officeooo:rsid="002ab6ac" officeooo:paragraph-rsid="002ab6ac" style:font-weight-asian="normal" style:font-weight-complex="normal"/>
    </style:style>
    <style:style style:name="P44" style:family="paragraph" style:parent-style-name="Standard">
      <style:text-properties fo:font-style="italic" fo:font-weight="normal" officeooo:rsid="002ab6ac" officeooo:paragraph-rsid="002ab6ac" style:font-style-asian="italic" style:font-weight-asian="normal" style:font-style-complex="italic" style:font-weight-complex="normal"/>
    </style:style>
    <style:style style:name="P45" style:family="paragraph" style:parent-style-name="Standard">
      <style:text-properties fo:font-style="italic" fo:font-weight="normal" officeooo:rsid="002bd33a" officeooo:paragraph-rsid="002bd33a" style:font-style-asian="italic" style:font-weight-asian="normal"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1176fb"/>
    </style:style>
    <style:style style:name="T4" style:family="text">
      <style:text-properties officeooo:rsid="00119148"/>
    </style:style>
    <style:style style:name="T5" style:family="text">
      <style:text-properties officeooo:rsid="001368a5"/>
    </style:style>
    <style:style style:name="T6" style:family="text">
      <style:text-properties officeooo:rsid="00147010"/>
    </style:style>
    <style:style style:name="T7" style:family="text">
      <style:text-properties officeooo:rsid="0015bf3b"/>
    </style:style>
    <style:style style:name="T8" style:family="text">
      <style:text-properties officeooo:rsid="00161ebb"/>
    </style:style>
    <style:style style:name="T9" style:family="text">
      <style:text-properties officeooo:rsid="00173b02"/>
    </style:style>
    <style:style style:name="T10" style:family="text">
      <style:text-properties officeooo:rsid="001798c6"/>
    </style:style>
    <style:style style:name="T11" style:family="text">
      <style:text-properties officeooo:rsid="00186a02"/>
    </style:style>
    <style:style style:name="T12" style:family="text">
      <style:text-properties officeooo:rsid="00193a77"/>
    </style:style>
    <style:style style:name="T13" style:family="text">
      <style:text-properties officeooo:rsid="001cd2c3"/>
    </style:style>
    <style:style style:name="T14" style:family="text">
      <style:text-properties officeooo:rsid="0020177f"/>
    </style:style>
    <style:style style:name="T15" style:family="text">
      <style:text-properties officeooo:rsid="002156ea"/>
    </style:style>
    <style:style style:name="T16" style:family="text">
      <style:text-properties fo:font-size="14pt" style:text-underline-style="none" fo:font-weight="bold" officeooo:rsid="000faa70" style:font-size-asian="14pt" style:font-weight-asian="bold" style:font-size-complex="14pt" style:font-weight-complex="bold"/>
    </style:style>
    <style:style style:name="T17" style:family="text">
      <style:text-properties fo:font-weight="bold" style:font-weight-asian="bold" style:font-weight-complex="bold"/>
    </style:style>
    <style:style style:name="T18" style:family="text">
      <style:text-properties fo:font-size="12pt" style:font-size-asian="12pt" style:font-size-complex="12pt"/>
    </style:style>
    <style:style style:name="T19" style:family="text">
      <style:text-properties fo:background-color="#ffff66" loext:char-shading-value="0"/>
    </style:style>
    <style:style style:name="T20" style:family="text">
      <style:text-properties fo:color="#000000" style:font-name="Liberation Serif" fo:font-size="12pt" fo:font-weight="normal" style:font-name-asian="Courier" style:font-size-asian="12pt" style:font-weight-asian="normal" style:font-name-complex="Courier" style:font-size-complex="12pt" style:font-weight-complex="normal"/>
    </style:style>
    <style:style style:name="T21" style:family="text">
      <style:text-properties fo:color="#000000" style:font-name="Liberation Serif" fo:font-size="12pt" fo:font-weight="normal" officeooo:rsid="002468e9" style:font-name-asian="Courier" style:font-size-asian="12pt" style:font-weight-asian="normal" style:font-name-complex="Courier" style:font-size-complex="12pt" style:font-weight-complex="normal"/>
    </style:style>
    <style:style style:name="T22" style:family="text">
      <style:text-properties style:font-name="Liberation Serif" fo:font-weight="normal" style:font-weight-asian="normal" style:font-weight-complex="normal"/>
    </style:style>
    <style:style style:name="T23" style:family="text">
      <style:text-properties officeooo:rsid="0027cf60"/>
    </style:style>
    <style:style style:name="T24" style:family="text">
      <style:text-properties officeooo:rsid="002868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6">Project Management Page</text:span></text:p>
      <text:p text:style-name="Standard"/>
      <text:p text:style-name="P31"/>
      <text:p text:style-name="P29">The Project Management Page is broadly categorized under two sections viz. Search Project and Add Project.</text:p>
      <text:p text:style-name="P29">Using search project feature we may search for project(s) by providing a <text:s/>number of parameters like <text:s text:c="4"/>city, builder, launch date, project ID, project name, project stage (whether complete/incomplete/under construction etc.), status (if active in makaan or inactive/active etc.)phase, updation cycle, availability (sold out, available etc.), residential/non-residential etc.</text:p>
      <text:p text:style-name="P29"/>
      <text:p text:style-name="P29">The Add Project fetaure enables to add new project specifying the details such as the location details (city, locality, suburb etc.), total potential supply, source of information etc.</text:p>
      <text:p text:style-name="P29"/>
      <text:p text:style-name="P29">Using the search functionality gives us access to the details of a particular project and also enabling us to make modifications to the project concerned like altering builder name, project name, locality, status, <text:span text:style-name="T23">amenities, specifications, options</text:span> etc. Besides providing to us the detailed information and credentials of the project searched for.</text:p>
      <text:p text:style-name="P30">Images of project and their options stored under the Project and floor plans, price details of the project, total supply, inventory(-ies), tower(a tower may be defined to be a smaller unit of a project) details etc. May be altered and updated.</text:p>
      <text:p text:style-name="P30"/>
      <text:p text:style-name="P30">To elaborate further we may take the example of <text:s/>a project and other details pertaining to it.</text:p>
      <text:p text:style-name="P30">Suppose we take the builder as the Crossings and Crossings Republik as the project (in Ghaziabad city, Sahberi locality).</text:p>
      <text:p text:style-name="P30">There are smaller sub-units (or the building blocks of a project) that are towers. In addtion to towers <text:s/>a project also has amenities like gymnasium, parking, club house, playground, swimming pool, sports complex, community hall, jogging track, religious sites etc.</text:p>
      <text:p text:style-name="P30">Towers contain further smaller aggregate units called Flats. The configuration of a flat in particular constitutes the options like 1 BHK, 2 BHK, 3 BHK and so on.</text:p>
      <text:p text:style-name="P30">Options are further bifurcated in to what are known as the specifica<text:span text:style-name="T24">t</text:span>ions and include the structural and architectural details like those including flooring (master bedroom, kitchen, dining hall etc.) walls, details of the fittings and fixtures, lobby, construction material used, power aspects such as the electrical wiring, swithces, power points etc.</text:p>
      <text:p text:style-name="P30">Thus as is clear the subtle details of options <text:s/>are covered under specifications.</text:p>
      <text:p text:style-name="P30"/>
      <text:p text:style-name="P30"/>
      <text:p text:style-name="P42">Project Creation Concept</text:p>
      <text:p text:style-name="P44"/>
      <text:p text:style-name="P44">Corresponding to every new project added under CMS, there are two versions that are created hand in hand one is the CMS version and other is the website version. The details of both these entries are stored under a table 'Resi_Project'. Corresponding to this <text:s/>project there is a logical entry associated called Phase which is by default a 'no-phase' for new projects created.</text:p>
      <text:p text:style-name="P44">As and whenever a new phase is added for an existing project it is an actual phase.</text:p>
      <text:p text:style-name="P45">It must be borne that a project may span over a number of different phases, however, a particular phase can be associated with one and only one project.</text:p>
      <text:p text:style-name="P43"/>
      <text:p text:style-name="Standard"/>
      <text:p text:style-name="P2">In which there is two sections:</text:p>
      <text:p text:style-name="P1"/>
      <text:p text:style-name="P1"><text:span text:style-name="T1">1.</text:span><text:span text:style-name="T2"> search project:</text:span></text:p>
      <text:p text:style-name="P3">2. Add project:</text:p>
      <text:p text:style-name="P1"/>
      <text:p text:style-name="P2">Search project:</text:p>
      <text:p text:style-name="P2"/>
      <text:p text:style-name="P3">User can eassly search <text:s/>project from different filters:</text:p>
      <text:p text:style-name="P3"><text:soft-page-break/>there are following filters:-</text:p>
      <text:p text:style-name="P3">1.City <text:s text:c="107"/>(Table name: City).</text:p>
      <text:p text:style-name="P3">2.Locality,drop down comes <text:s/>after selecting city. <text:s text:c="39"/>( Locality).</text:p>
      <text:p text:style-name="P4">3. Builder <text:s text:c="102"/>( Resi_builder).</text:p>
      <text:p text:style-name="P4"><text:span text:style-name="T3">4.Phase </text:span><text:s text:c="103"/><text:span text:style-name="T5">resi_project_phase</text:span></text:p>
      <text:p text:style-name="P6">5.Updation Cycle.</text:p>
      <text:p text:style-name="P5"><text:span text:style-name="T4">6.Stage</text:span> <text:s text:c="2"/></text:p>
      <text:p text:style-name="P7">7.Availibity </text:p>
      <text:p text:style-name="P7">8.Residential.</text:p>
      <text:p text:style-name="P7">9.Township </text:p>
      <text:p text:style-name="P7">10.Housing authority.</text:p>
      <text:p text:style-name="P7">11.Active <text:s text:c="100"/>resi_proejct</text:p>
      <text:p text:style-name="P7">12. Project status. <text:s text:c="87"/>project_master_status</text:p>
      <text:p text:style-name="P7">13. With offer</text:p>
      <text:p text:style-name="P7">14.Expected supply date. <text:s text:c="76"/>project_supplies</text:p>
      <text:p text:style-name="P7">15.project name <text:s text:c="90"/>resi_project</text:p>
      <text:p text:style-name="P5"><text:span text:style-name="T5">16.project_id</text:span> <text:s text:c="94"/><text:span text:style-name="T5">resi_project</text:span> <text:s text:c="4"/><text:tab/><text:tab/></text:p>
      <text:p text:style-name="P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6">Add project</text:span></text:p>
      <text:p text:style-name="P5"/>
      <text:p text:style-name="P15">All entries are filled in following tables;</text:p>
      <text:p text:style-name="P15">- Resi_project.</text:p>
      <text:p text:style-name="P15">- Table_attributes.</text:p>
      <text:p text:style-name="P5"/>
      <text:p text:style-name="P5"/>
      <text:p text:style-name="P8">1. *Project Display name <text:s text:c="53"/><text:span text:style-name="T9">resi_project( project_name)</text:span></text:p>
      <text:p text:style-name="P8">2. *project name <text:tab/><text:tab/><text:tab/><text:tab/><text:tab/> <text:s text:c="11"/><text:span text:style-name="T9">resi_project( cms_project_name)</text:span></text:p>
      <text:p text:style-name="P8">3. builder display name<text:tab/><text:tab/><text:tab/><text:tab/> <text:s text:c="11"/><text:span text:style-name="T9">resi_builder(builder_name)</text:span></text:p>
      <text:p text:style-name="P8"><text:soft-page-break/>4. show builder name on website.</text:p>
      <text:p text:style-name="P8">5. *Builder name .<text:tab/><text:tab/><text:tab/><text:tab/><text:tab/> <text:tab/><text:span text:style-name="T9">resi_builder(entity)</text:span><text:tab/></text:p>
      <text:p text:style-name="P8">6. joint venture builder.<text:tab/><text:tab/><text:tab/><text:tab/><text:tab/><text:span text:style-name="T15">table_attribute.</text:span></text:p>
      <text:p text:style-name="P8">7. *city <text:s text:c="81"/><text:span text:style-name="T10">city</text:span></text:p>
      <text:p text:style-name="P8">8. *locality <text:s text:c="5"/>drop-down<text:tab/><text:tab/><text:tab/><text:tab/><text:tab/><text:span text:style-name="T11">locality</text:span></text:p>
      <text:p text:style-name="P8">9. *suburb <text:s text:c="7"/>drop down<text:tab/><text:tab/><text:tab/><text:tab/><text:tab/><text:span text:style-name="T11">suburb</text:span></text:p>
      <text:p text:style-name="P8">10.*Project deccription. <text:s text:c="45"/><text:tab/><text:span text:style-name="T12">resi_project(project_description)</text:span></text:p>
      <text:p text:style-name="P8">11. remark section</text:p>
      <text:p text:style-name="P8">12.*project address <text:s text:c="2"/><text:tab/><text:tab/><text:tab/><text:tab/><text:tab/><text:tab/><text:span text:style-name="T12">resi_project(project_address)</text:span> <text:s text:c="41"/></text:p>
      <text:p text:style-name="P8">13. project comment.<text:tab/><text:tab/><text:tab/><text:tab/><text:tab/><text:tab/><text:span text:style-name="T11">resi_project(comments)</text:span></text:p>
      <text:p text:style-name="P8">14.*source of information.<text:tab/><text:tab/><text:tab/><text:tab/><text:tab/><text:span text:style-name="T12">resi_project(source_of_information)</text:span></text:p>
      <text:p text:style-name="P8">15. residential <text:s text:c="5"/>drop-down<text:tab/><text:tab/><text:tab/><text:tab/><text:tab/><text:span text:style-name="T12">resi_project(residential_flag)</text:span></text:p>
      <text:p text:style-name="P8">16. *project type <text:s text:c="5"/>drop down <text:tab/><text:tab/><text:tab/><text:tab/><text:span text:style-name="T12">resi_project (project_type_id)</text:span></text:p>
      <text:p text:style-name="P8">17. project latitude.<text:tab/><text:tab/><text:tab/><text:tab/><text:tab/><text:tab/><text:span text:style-name="T12">resi_project( latitude)</text:span></text:p>
      <text:p text:style-name="P8">18. project longitude.<text:tab/><text:tab/><text:tab/><text:tab/><text:tab/><text:tab/><text:span text:style-name="T12">resi_project(longitude)</text:span></text:p>
      <text:p text:style-name="P8">19. *Active<text:tab/><text:tab/><text:tab/><text:tab/><text:tab/><text:tab/><text:tab/><text:span text:style-name="T12">resi_project(status)</text:span></text:p>
      <text:p text:style-name="P9">20.*project status<text:tab/><text:tab/><text:tab/><text:tab/><text:tab/><text:tab/><text:span text:style-name="T12">resi_project (project_status_id)</text:span>-<text:span text:style-name="T12">&gt;</text:span> <text:s text:c="23"/><text:span text:style-name="T12"><text:s text:c="118"/></text:span></text:p>
      <text:p text:style-name="P14">..................... <text:s text:c="72"/>project_master_statuses ()</text:p>
      <text:p text:style-name="P8">21. pre-launch date<text:tab/><text:tab/><text:tab/><text:tab/><text:tab/><text:tab/><text:span text:style-name="T11">resi_project</text:span></text:p>
      <text:p text:style-name="P8">22. <text:span text:style-name="T7">launch date<text:tab/><text:tab/><text:tab/><text:tab/><text:tab/><text:tab/>resi_project</text:span></text:p>
      <text:p text:style-name="P10">23. promise comppletion date <text:s text:c="46"/><text:span text:style-name="T12">resi_project(promised_completion_date)</text:span></text:p>
      <text:p text:style-name="P10">24. Expected supply date.<text:tab/><text:tab/><text:tab/><text:tab/><text:tab/><text:span text:style-name="T11">project_supplies</text:span></text:p>
      <text:p text:style-name="P10">25.bank list.</text:p>
      <text:p text:style-name="P10">26. application form in pdf.</text:p>
      <text:p text:style-name="P10">27.approvals<text:tab/><text:tab/><text:tab/><text:tab/><text:tab/><text:tab/><text:tab/><text:span text:style-name="T11">resi_project</text:span></text:p>
      <text:p text:style-name="P10">28.Project size.<text:tab/><text:tab/><text:tab/><text:tab/><text:tab/><text:tab/><text:span text:style-name="T11">resi_project</text:span></text:p>
      <text:p text:style-name="P10">29.Open size.<text:tab/><text:tab/><text:tab/><text:tab/><text:tab/><text:tab/><text:tab/><text:span text:style-name="T11">resi_project (open_space)</text:span></text:p>
      <text:p text:style-name="P10">30.number of tower.<text:tab/><text:tab/><text:tab/><text:tab/><text:tab/><text:tab/><text:span text:style-name="T11">resi_project (no_of_tower)</text:span></text:p>
      <text:p text:style-name="P10">31.power in backup. <text:s text:c="7"/>Drop-down<text:tab/><text:tab/><text:tab/><text:span text:style-name="T15">table_attribute</text:span></text:p>
      <text:p text:style-name="P10">32.Power backup capacity<text:tab/><text:tab/><text:tab/><text:tab/><text:tab/><text:span text:style-name="T12">resi_project</text:span></text:p>
      <text:p text:style-name="P10">33.Architect name<text:tab/><text:tab/><text:tab/><text:tab/><text:tab/><text:tab/><text:span text:style-name="T11">resi_project</text:span></text:p>
      <text:p text:style-name="P10">34.Township<text:tab/><text:tab/><text:tab/><text:tab/><text:tab/><text:tab/><text:tab/><text:span text:style-name="T11">resi_project (township_id)</text:span></text:p>
      <text:p text:style-name="P10">35.Housing authority<text:tab/><text:tab/><text:tab/><text:tab/><text:tab/><text:tab/></text:p>
      <text:p text:style-name="P10">36.Construction contractor</text:p>
      <text:p text:style-name="P10">37. maintenanace contractor.</text:p>
      <text:p text:style-name="P10">38. landscape Architect.<text:tab/><text:tab/><text:tab/><text:tab/><text:tab/><text:span text:style-name="T15">table_attribute</text:span></text:p>
      <text:p text:style-name="P10">39.Show price on website.</text:p>
      <text:p text:style-name="P10">40.Is cover<text:span text:style-name="T8">ed by price protect scheme</text:span></text:p>
      <text:p text:style-name="P11">41.has sample flat</text:p>
      <text:p text:style-name="P11">42.skip B2B: <text:tab/><text:tab/><text:tab/><text:tab/><text:tab/><text:tab/><text:tab/><text:span text:style-name="T11">resi_project</text:span></text:p>
      <text:p text:style-name="P11">43 Redevelopment Project</text:p>
      <text:p text:style-name="P11">44.Resale project.<text:tab/><text:tab/><text:tab/><text:tab/><text:tab/><text:tab/><text:span text:style-name="T12">Table attribute</text:span></text:p>
      <text:p text:style-name="P11">45. Is old age compatible.</text:p>
      <text:p text:style-name="P11">46. is serving<text:tab/><text:tab/><text:tab/><text:tab/><text:tab/><text:tab/><text:tab/><text:span text:style-name="T11">table_attribute</text:span></text:p>
      <text:p text:style-name="P11">47. builder's marketing share.</text:p>
      <text:p text:style-name="P11">48.offer description <text:s text:c="62"/><text:span text:style-name="T13">entity_description.</text:span></text:p>
      <text:p text:style-name="P11">49.Salient feature.</text:p>
      <text:p text:style-name="P12">50.Total potential supply <text:s text:c="8"/></text:p>
      <text:p text:style-name="P12"/>
      <text:p text:style-name="P12"/>
      <text:p text:style-name="P13">* <text:span text:style-name="T14">filled are mandatory</text:span></text:p>
      <text:p text:style-name="P13"/>
      <text:p text:style-name="P20">Note:- </text:p>
      <text:p text:style-name="P20">1. For all new project there two project versions are created cms and website.</text:p>
      <text:p text:style-name="P20">2. All project have no-phaase by default.</text:p>
      <text:p text:style-name="P20"><text:soft-page-break/>3. when we create options in a project, entry fill in resi_project_options</text:p>
      <text:p text:style-name="P20"><text:s text:c="4"/>options_category are actual, corresponding to every actual options one logical option is created <text:s text:c="8"/>when we insert price.(check logical option are not duplicate).</text:p>
      <text:p text:style-name="P20">4<text:span text:style-name="T22">.</text:span><text:span text:style-name="T20">Every Actual options have minimum 1 listings </text:span><text:span text:style-name="T21">in llistings table.</text:span></text:p>
      <text:p text:style-name="P22"><text:span text:style-name="T21">5. </text:span><text:span text:style-name="T20">All statuses are in active.</text:span></text:p>
      <text:p text:style-name="P13"/>
      <text:p text:style-name="P13"/>
      <text:p text:style-name="P24"><text:span text:style-name="T17">Queries:</text:span> </text:p>
      <text:p text:style-name="P24"/>
      <text:p text:style-name="P25">Query for checking mandatory filed is null.</text:p>
      <text:p text:style-name="P25"/>
      <text:p text:style-name="P25"/>
      <text:p text:style-name="P26">Select rp.project_name as project_display_name ,</text:p>
      <text:p text:style-name="P26">rp.cms_project_name as project_name,</text:p>
      <text:p text:style-name="P26">rb.builder_name,lo.label,su.label,ci.label,</text:p>
      <text:p text:style-name="P26">rp.project_description,rp.project_address,rp.source_of_informattion</text:p>
      <text:p text:style-name="P26">rp.project_type_id,rp.status,rp.project_status_id</text:p>
      <text:p text:style-name="P26">from resi_project rp join resi_builder rb </text:p>
      <text:p text:style-name="P26">on rb.builder_id=rp.builder_id</text:p>
      <text:p text:style-name="P26">join locality lo on lo.locality_id=rp.locality_id</text:p>
      <text:p text:style-name="P26">join suburb su on su.suburb_id=lo.suburb_id</text:p>
      <text:p text:style-name="P26">join city ci on ci.city_id=su.city_id</text:p>
      <text:p text:style-name="P26">where ((rp.project_name is null or rp.project_name=' ') or (rp.cms_project_name is null or rp.cms_project_name=' ') or <text:s/>(rp.builder_id is null or rp.builder_id=' ') or (rp.locality_id is null or</text:p>
      <text:p text:style-name="P26">rp.locality_id=' ') or ( lo.suburb_id is null or lo.suburb_id=' ') or (su.city_id is bull or su.city_id=' ')</text:p>
      <text:p text:style-name="P26">or <text:s/>( rp,project_description is null or rp.project_description=' ') or (rp.project_address is null or </text:p>
      <text:p text:style-name="P26">rp.project_address=' ') or (rp.source_of_information is null or rp.source_of_information=' ')</text:p>
      <text:p text:style-name="P26">or (rp.project_type_id is null or rp.project_type_id=' ') or (rp.status is null or rp.status=' ')</text:p>
      <text:p text:style-name="P26">or (rp.project_status_id is null or rp.project_status_id=' '))</text:p>
      <text:p text:style-name="P13"><text:s text:c="30"/></text:p>
      <text:p text:style-name="P11"/>
      <text:p text:style-name="P23">Query for checking all entry for new project</text:p>
      <text:p text:style-name="P8"/>
      <text:p text:style-name="P16"/>
      <text:p text:style-name="P17">select *</text:p>
      <text:p text:style-name="P17">from resi_project rp</text:p>
      <text:p text:style-name="P17">join resi_builder rb on rp.builder_id=rb.builder_id</text:p>
      <text:p text:style-name="P17">join locality lo on rp.locality_id=lo.locality_id</text:p>
      <text:p text:style-name="P17">join suburb su on su.suburb_id=lo.suburb_id</text:p>
      <text:p text:style-name="P17">join city ci on ci.city_id=su.city_id</text:p>
      <text:p text:style-name="P17">join table_attributes att on att.table_id =rp.project_id and att.table_name='resi_project'</text:p>
      <text:p text:style-name="P18">join entity_descriptions ed on ed.table_id=rp.project_id</text:p>
      <text:p text:style-name="P18">where project_id= <text:s/>;</text:p>
      <text:p text:style-name="P18"/>
      <text:p text:style-name="P18"/>
      <text:p text:style-name="P18"/>
      <text:p text:style-name="P21"/>
      <text:p text:style-name="P19"/>
      <text:p text:style-name="P35"/>
      <text:p text:style-name="P34"><text:s/><text:span text:style-name="T19">Query for missing phase.(project that have no phase).</text:span></text:p>
      <text:p text:style-name="P34"/>
      <text:p text:style-name="P32">select rp.project_id ,rpp1.phase_id as ph from resi_project rp</text:p>
      <text:p text:style-name="P32">left join</text:p>
      <text:p text:style-name="P32">resi_project_phase rpp1 on rpp1.project_id=rp.project_id and rpp1.phase_type='logical'</text:p>
      <text:p text:style-name="P33">having ph is null;</text:p>
      <text:p text:style-name="P27"><text:soft-page-break/></text:p>
      <text:p text:style-name="P27"/>
      <text:p text:style-name="P27"/>
      <text:p text:style-name="P28"><text:span text:style-name="T19">No- phase must be logical for both version Website and cms </text:span>.</text:p>
      <text:p text:style-name="P36"/>
      <text:p text:style-name="P36"><text:s/><text:span text:style-name="T18"><text:s text:c="2"/>select count(*) from resi_project_phase rpp</text:span></text:p>
      <text:p text:style-name="P37"><text:s text:c="3"/>where rpp.phase_type ='logical'</text:p>
      <text:p text:style-name="P37"><text:s text:c="3"/>and rpp.phase_name ='no phase' and rpp.version='cms' and status='active';</text:p>
      <text:p text:style-name="P37"/>
      <text:p text:style-name="P37"/>
      <text:p text:style-name="P37"/>
      <text:p text:style-name="P37"/>
      <text:p text:style-name="P37"/>
      <text:p text:style-name="P38">One Phase associate only with one project but project associate with many phases.</text:p>
      <text:p text:style-name="P38"/>
      <text:p text:style-name="P39"/>
      <text:p text:style-name="P39">select phase_id ,count(project_id) as cnt from resi_project_phase where version='cms' group by phase_id having cnt&gt;1;</text:p>
      <text:p text:style-name="P38"/>
      <text:p text:style-name="P37"/>
      <text:p text:style-name="P37"/>
      <text:p text:style-name="P37"/>
      <text:p text:style-name="P37"><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14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3:08:33.917723073</meta:creation-date>
    <meta:generator>LibreOffice/4.2.8.2$Linux_X86_64 LibreOffice_project/420m0$Build-2</meta:generator>
    <dc:date>2017-01-23T00:32:02.431561393</dc:date>
    <meta:editing-duration>PT3H47M50S</meta:editing-duration>
    <meta:editing-cycles>16</meta:editing-cycles>
    <meta:document-statistic meta:table-count="0" meta:image-count="0" meta:object-count="0" meta:page-count="5" meta:paragraph-count="142" meta:word-count="1084" meta:character-count="10154" meta:non-whitespace-character-count="7199"/>
  </office:meta>
</office:document-meta>
</file>